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11cm"/>
    </style:style>
    <style:style style:name="gr2" style:family="graphic" style:parent-style-name="standard">
      <style:graphic-properties draw:stroke="none" svg:stroke-color="#000000" draw:fill="solid" draw:fill-color="#ffffff" fo:min-height="0.168cm"/>
    </style:style>
    <style:style style:name="gr3" style:family="graphic" style:parent-style-name="standard">
      <style:graphic-properties draw:stroke="none" svg:stroke-color="#000000" draw:fill="solid" draw:fill-color="#ffffff" fo:min-height="0.147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fill-color="#9999ff" draw:textarea-horizontal-align="center" draw:textarea-vertical-align="middle"/>
    </style:style>
    <style:style style:name="gr6" style:family="graphic" style:parent-style-name="standard">
      <style:graphic-properties draw:fill-color="#993366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1pt"/>
    </style:style>
    <style:style style:name="P2" style:family="paragraph">
      <style:paragraph-properties fo:margin-left="0cm" fo:margin-right="0cm" fo:text-indent="0cm"/>
      <style:text-properties fo:font-size="10.5pt"/>
    </style:style>
    <style:style style:name="P3" style:family="paragraph"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3.545cm" svg:height="0.687cm" svg:x="14.964cm" svg:y="13.8cm">
          <draw:text-box>
            <text:p text:style-name="P1"><text:span text:style-name="T1">Victima accidente</text:span></text:p>
          </draw:text-box>
        </draw:frame>
        <draw:frame draw:style-name="gr2" draw:text-style-name="P2" draw:layer="layout" svg:width="1.137cm" svg:height="0.662cm" svg:x="15.979cm" svg:y="15.24cm">
          <draw:text-box>
            <text:p text:style-name="P2"><text:span text:style-name="T2">No</text:span></text:p>
          </draw:text-box>
        </draw:frame>
        <draw:frame draw:style-name="gr3" draw:text-style-name="P2" draw:layer="layout" svg:width="1.429cm" svg:height="0.662cm" svg:x="15.979cm" svg:y="14.499cm">
          <draw:text-box>
            <text:p text:style-name="P2"><text:span text:style-name="T2">Si</text:span></text:p>
          </draw:text-box>
        </draw:frame>
        <draw:frame draw:style-name="gr4" draw:layer="layout" svg:width="12.756cm" svg:height="8.86cm" svg:x="2.248cm" svg:y="10.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3" draw:layer="layout" svg:width="0.37cm" svg:height="0.317cm" svg:x="15.478cm" svg:y="14.658cm">
          <text:p/>
        </draw:rect>
        <draw:rect draw:style-name="gr6" draw:text-style-name="P3" draw:layer="layout" svg:width="0.37cm" svg:height="0.317cm" svg:x="15.478cm" svg:y="15.35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10-23T11:52:43</meta:creation-date>
    <dc:creator>José Luis</dc:creator>
    <dc:date>2007-10-23T12:00:41</dc:date>
    <dc:language>es-ES</dc:language>
    <meta:editing-cycles>2</meta:editing-cycles>
    <meta:editing-duration>PT7M5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59999990463257pt" style:font-family-asian="'Lucida Sans Unicode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7.59999990463257pt" style:font-family-asian="'Lucida Sans Unicode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2.757cm" svg:height="8.861cm" chart:class="chart:bar" chart:style-name="ch1">
        <chart:title svg:x="1.709cm" svg:y="0.176cm" chart:style-name="ch2">
          <text:p>Diagrama de Barras. Seguridad vial.</text:p>
        </chart:title>
        <chart:plot-area chart:style-name="ch3" table:cell-range-address="Hoja1.$A$14:.$C$15" chart:data-source-has-labels="column" chart:table-number-list="0" svg:x="0.254cm" svg:y="1.18cm" svg:width="12.249cm" svg:height="7.505cm">
          <chart:axis chart:dimension="x" chart:name="primary-x" chart:style-name="ch4">
            <chart:title svg:x="5.858cm" svg:y="8.233cm" chart:style-name="ch5">
              <text:p>Uso cinturón</text:p>
            </chart:title>
            <chart:categories table:cell-range-address="local-table.A2:.A3"/>
          </chart:axis>
          <chart:axis chart:dimension="y" chart:name="primary-y" chart:style-name="ch6">
            <chart:title svg:x="0.254cm" svg:y="5.263cm" chart:style-name="ch5">
              <text:p>Porcentaje</text:p>
            </chart:title>
            <chart:grid chart:class="major"/>
          </chart:axis>
          <chart:series chart:style-name="ch7">
            <chart:data-point chart:repeated="2"/>
          </chart:series>
          <chart:series chart:style-name="ch8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</table:table-cell>
              <table:table-cell office:value-type="float" office:value="75">
                <text:p>75</text:p>
              </table:table-cell>
              <table:table-cell office:value-type="float" office:value="40.91">
                <text:p>40.91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5">
                <text:p>25</text:p>
              </table:table-cell>
              <table:table-cell office:value-type="float" office:value="59.09">
                <text:p>59.0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